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2" style:family="table">
      <style:table-properties style:width="16.722cm" table:align="left"/>
    </style:style>
    <style:style style:name="Tableau2.A" style:family="table-column">
      <style:table-column-properties style:column-width="3.87cm"/>
    </style:style>
    <style:style style:name="Tableau2.B" style:family="table-column">
      <style:table-column-properties style:column-width="4.112cm"/>
    </style:style>
    <style:style style:name="Tableau2.C" style:family="table-column">
      <style:table-column-properties style:column-width="4.11cm"/>
    </style:style>
    <style:style style:name="Tableau2.D" style:family="table-column">
      <style:table-column-properties style:column-width="4.63cm"/>
    </style:style>
    <style:style style:name="Tableau2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2.D1" style:family="table-cell">
      <style:table-cell-properties fo:background-color="#ffcc99" fo:padding="0.097cm" fo:border="0.05pt solid #000000">
        <style:background-image/>
      </style:table-cell-properties>
    </style:style>
    <style:style style:name="Tableau2.A2" style:family="table-cell">
      <style:table-cell-properties fo:padding="0.097cm" fo:border-left="0.05pt solid #000000" fo:border-right="none" fo:border-top="none" fo:border-bottom="0.05pt solid #000000"/>
    </style:style>
    <style:style style:name="Tableau2.B2" style:family="table-cell">
      <style:table-cell-properties fo:padding="0.097cm" fo:border-left="0.05pt solid #000000" fo:border-right="none" fo:border-top="none" fo:border-bottom="0.05pt solid #000000"/>
    </style:style>
    <style:style style:name="Tableau2.C2" style:family="table-cell">
      <style:table-cell-properties fo:padding="0.097cm" fo:border-left="0.05pt solid #000000" fo:border-right="none" fo:border-top="none" fo:border-bottom="0.05pt solid #000000"/>
    </style:style>
    <style:style style:name="Tableau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6.986cm" fo:break-before="auto" fo:break-after="auto" table:align="left" fo:background-color="transparent" fo:keep-with-next="auto" style:may-break-between-rows="true" style:writing-mode="page">
        <style:background-image/>
      </style:table-properties>
    </style:style>
    <style:style style:name="Tableau3.A" style:family="table-column">
      <style:table-column-properties style:column-width="5.9cm"/>
    </style:style>
    <style:style style:name="Tableau3.B" style:family="table-column">
      <style:table-column-properties style:column-width="4.392cm"/>
    </style:style>
    <style:style style:name="Tableau3.C" style:family="table-column">
      <style:table-column-properties style:column-width="6.694cm"/>
    </style:style>
    <style:style style:name="Tableau3.1" style:family="table-row">
      <style:table-row-properties fo:background-color="transparent" fo:keep-together="auto">
        <style:background-image/>
      </style:table-row-properties>
    </style:style>
    <style:style style:name="Tableau3.A1" style:family="table-cell">
      <style:table-cell-properties style:vertical-align=""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3.C1" style:family="table-cell">
      <style:table-cell-properties style:vertical-align="" fo:background-color="#ffcc99" fo:padding="0.097cm" fo:border="0.05pt solid #000000">
        <style:background-image/>
      </style:table-cell-properties>
    </style:style>
    <style:style style:name="Tableau3.A2" style:family="table-cell">
      <style:table-cell-properties style:vertical-align=""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leau3.C2" style:family="table-cell">
      <style:table-cell-properties style:vertical-align=""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au4" style:family="table">
      <style:table-properties style:width="18.203cm" fo:margin-left="-0.757cm" table:align="left"/>
    </style:style>
    <style:style style:name="Tableau4.A" style:family="table-column">
      <style:table-column-properties style:column-width="2.884cm"/>
    </style:style>
    <style:style style:name="Tableau4.B" style:family="table-column">
      <style:table-column-properties style:column-width="2.249cm"/>
    </style:style>
    <style:style style:name="Tableau4.D" style:family="table-column">
      <style:table-column-properties style:column-width="2.514cm"/>
    </style:style>
    <style:style style:name="Tableau4.E" style:family="table-column">
      <style:table-column-properties style:column-width="2.54cm"/>
    </style:style>
    <style:style style:name="Tableau4.G" style:family="table-column">
      <style:table-column-properties style:column-width="3.254cm"/>
    </style:style>
    <style:style style:name="Tableau4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4.G1" style:family="table-cell">
      <style:table-cell-properties fo:background-color="#ffcc99" fo:padding="0.097cm" fo:border="0.05pt solid #000000">
        <style:background-image/>
      </style:table-cell-properties>
    </style:style>
    <style:style style:name="Tableau4.A2" style:family="table-cell">
      <style:table-cell-properties fo:padding="0.097cm" fo:border-left="0.05pt solid #000000" fo:border-right="none" fo:border-top="none" fo:border-bottom="0.05pt solid #000000"/>
    </style:style>
    <style:style style:name="Tableau4.B2" style:family="table-cell">
      <style:table-cell-properties fo:padding="0.097cm" fo:border-left="0.05pt solid #000000" fo:border-right="none" fo:border-top="none" fo:border-bottom="0.05pt solid #000000"/>
    </style:style>
    <style:style style:name="Tableau4.C2" style:family="table-cell">
      <style:table-cell-properties fo:padding="0.097cm" fo:border-left="0.05pt solid #000000" fo:border-right="none" fo:border-top="none" fo:border-bottom="0.05pt solid #000000"/>
    </style:style>
    <style:style style:name="Tableau4.D2" style:family="table-cell">
      <style:table-cell-properties fo:padding="0.097cm" fo:border-left="0.05pt solid #000000" fo:border-right="none" fo:border-top="none" fo:border-bottom="0.05pt solid #000000"/>
    </style:style>
    <style:style style:name="Tableau4.E2" style:family="table-cell">
      <style:table-cell-properties fo:padding="0.097cm" fo:border-left="0.05pt solid #000000" fo:border-right="none" fo:border-top="none" fo:border-bottom="0.05pt solid #000000"/>
    </style:style>
    <style:style style:name="Tableau4.F2" style:family="table-cell">
      <style:table-cell-properties fo:padding="0.097cm" fo:border-left="0.05pt solid #000000" fo:border-right="none" fo:border-top="none" fo:border-bottom="0.05pt solid #000000"/>
    </style:style>
    <style:style style:name="Tableau4.G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5" style:family="table">
      <style:table-properties style:width="17.013cm" fo:margin-left="0.275cm" table:align="left"/>
    </style:style>
    <style:style style:name="Tableau5.A" style:family="table-column">
      <style:table-column-properties style:column-width="4.048cm"/>
    </style:style>
    <style:style style:name="Tableau5.B" style:family="table-column">
      <style:table-column-properties style:column-width="12.965cm"/>
    </style:style>
    <style:style style:name="Tableau5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5.2" style:family="table-row">
      <style:table-row-properties style:min-row-height="1.21cm"/>
    </style:style>
    <style:style style:name="Tableau5.A2" style:family="table-cell">
      <style:table-cell-properties fo:padding="0.097cm" fo:border-left="0.05pt solid #000000" fo:border-right="none" fo:border-top="none" fo:border-bottom="0.05pt solid #000000"/>
    </style:style>
    <style:style style:name="Tableau5.B2" style:family="table-cell">
      <style:table-cell-properties fo:padding="0.097cm" fo:border-left="0.05pt solid #000000" fo:border-right="none" fo:border-top="none" fo:border-bottom="0.05pt solid #000000"/>
    </style:style>
    <style:style style:name="Tableau6" style:family="table">
      <style:table-properties style:width="12.769cm" table:align="margins"/>
    </style:style>
    <style:style style:name="Tableau6.A" style:family="table-column">
      <style:table-column-properties style:column-width="6.384cm" style:rel-column-width="32767*"/>
    </style:style>
    <style:style style:name="Tableau6.B" style:family="table-column">
      <style:table-column-properties style:column-width="6.385cm" style:rel-column-width="32768*"/>
    </style:style>
    <style:style style:name="Tableau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6.B1" style:family="table-cell">
      <style:table-cell-properties fo:padding="0.097cm" fo:border="0.05pt solid #000000"/>
    </style:style>
    <style:style style:name="Tableau6.A2" style:family="table-cell">
      <style:table-cell-properties fo:padding="0.097cm" fo:border-left="0.05pt solid #000000" fo:border-right="none" fo:border-top="none" fo:border-bottom="0.05pt solid #000000"/>
    </style:style>
    <style:style style:name="Tableau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20.055cm" fo:margin-left="-1.259cm" table:align="left"/>
    </style:style>
    <style:style style:name="Tableau1.A" style:family="table-column">
      <style:table-column-properties style:column-width="1.692cm"/>
    </style:style>
    <style:style style:name="Tableau1.B" style:family="table-column">
      <style:table-column-properties style:column-width="2.265cm"/>
    </style:style>
    <style:style style:name="Tableau1.C" style:family="table-column">
      <style:table-column-properties style:column-width="1.356cm"/>
    </style:style>
    <style:style style:name="Tableau1.D" style:family="table-column">
      <style:table-column-properties style:column-width="1.117cm"/>
    </style:style>
    <style:style style:name="Tableau1.E" style:family="table-column">
      <style:table-column-properties style:column-width="1.115cm"/>
    </style:style>
    <style:style style:name="Tableau1.F" style:family="table-column">
      <style:table-column-properties style:column-width="2.237cm"/>
    </style:style>
    <style:style style:name="Tableau1.G" style:family="table-column">
      <style:table-column-properties style:column-width="4.004cm"/>
    </style:style>
    <style:style style:name="Tableau1.H" style:family="table-column">
      <style:table-column-properties style:column-width="6.271cm"/>
    </style:style>
    <style:style style:name="Tableau1.A1" style:family="table-cell">
      <style:table-cell-properties fo:background-color="#ffcc99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au1.H1" style:family="table-cell">
      <style:table-cell-properties fo:background-color="#ffcc99" fo:padding="0.097cm" fo:border="0.05pt solid #000000">
        <style:background-image/>
      </style:table-cell-properties>
    </style:style>
    <style:style style:name="Tableau1.2" style:family="table-row">
      <style:table-row-properties style:min-row-height="1.21cm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B2" style:family="table-cell">
      <style:table-cell-properties fo:padding="0.097cm" fo:border-left="0.05pt solid #000000" fo:border-right="none" fo:border-top="none" fo:border-bottom="0.05pt solid #000000"/>
    </style:style>
    <style:style style:name="Tableau1.C2" style:family="table-cell">
      <style:table-cell-properties fo:padding="0.097cm" fo:border-left="0.05pt solid #000000" fo:border-right="none" fo:border-top="none" fo:border-bottom="0.05pt solid #000000"/>
    </style:style>
    <style:style style:name="Tableau1.D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none" fo:border-top="none" fo:border-bottom="0.05pt solid #000000"/>
    </style:style>
    <style:style style:name="Tableau1.F2" style:family="table-cell">
      <style:table-cell-properties fo:padding="0.097cm" fo:border-left="0.05pt solid #000000" fo:border-right="none" fo:border-top="none" fo:border-bottom="0.05pt solid #000000"/>
    </style:style>
    <style:style style:name="Tableau1.G2" style:family="table-cell">
      <style:table-cell-properties fo:padding="0.097cm" fo:border-left="0.05pt solid #000000" fo:border-right="none" fo:border-top="none" fo:border-bottom="0.05pt solid #000000"/>
    </style:style>
    <style:style style:name="Tableau1.H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Default_20_Text">
      <style:text-properties style:font-name="Arial"/>
    </style:style>
    <style:style style:name="P2" style:family="paragraph" style:parent-style-name="Default_20_Text">
      <style:paragraph-properties fo:text-align="center" style:justify-single-word="false"/>
      <style:text-properties fo:color="#0000ff" style:font-name="Times New Roman" fo:font-weight="bold" style:font-weight-asian="bold" style:font-weight-complex="bold"/>
    </style:style>
    <style:style style:name="P3" style:family="paragraph" style:parent-style-name="Default_20_Text">
      <style:text-properties style:font-name="Times New Roman"/>
    </style:style>
    <style:style style:name="P4" style:family="paragraph" style:parent-style-name="Default_20_Text">
      <style:text-properties style:font-name="Times New Roman" fo:font-style="italic" style:font-style-asian="italic" style:font-style-complex="italic"/>
    </style:style>
    <style:style style:name="P5" style:family="paragraph" style:parent-style-name="Default_20_Text">
      <style:text-properties style:font-name="Times New Roman" fo:font-style="italic" officeooo:paragraph-rsid="001d3a3f" style:font-style-asian="italic" style:font-style-complex="italic"/>
    </style:style>
    <style:style style:name="P6" style:family="paragraph" style:parent-style-name="Default_20_Text">
      <style:text-properties style:font-name="Times New Roman" fo:font-style="italic" officeooo:rsid="001d7417" officeooo:paragraph-rsid="001d7417" style:font-style-asian="italic" style:font-style-complex="italic"/>
    </style:style>
    <style:style style:name="P7" style:family="paragraph" style:parent-style-name="Default_20_Text">
      <style:text-properties style:font-name="Times New Roman" fo:font-style="italic" officeooo:rsid="001d7417" officeooo:paragraph-rsid="00466f8e" style:font-style-asian="italic" style:font-style-complex="italic"/>
    </style:style>
    <style:style style:name="P8" style:family="paragraph" style:parent-style-name="Default_20_Text">
      <style:text-properties style:font-name="Times New Roman" fo:font-style="italic" officeooo:paragraph-rsid="0034a683" style:font-style-asian="italic" style:font-style-complex="italic"/>
    </style:style>
    <style:style style:name="P9" style:family="paragraph" style:parent-style-name="Default_20_Text">
      <style:text-properties style:font-name="Times New Roman" fo:font-style="italic" officeooo:paragraph-rsid="00466f8e" style:font-style-asian="italic" style:font-style-complex="italic"/>
    </style:style>
    <style:style style:name="P10" style:family="paragraph" style:parent-style-name="Default_20_Text">
      <style:text-properties style:font-name="Times New Roman" fo:font-size="10pt" style:font-size-asian="10pt" style:font-size-complex="10pt"/>
    </style:style>
    <style:style style:name="P11" style:family="paragraph" style:parent-style-name="Default_20_Text">
      <style:text-properties style:font-name="Times New Roman" fo:font-size="10pt" fo:font-weight="normal" fo:background-color="transparent" style:font-size-asian="10pt" style:font-weight-asian="normal" style:font-size-complex="10pt" style:font-weight-complex="normal"/>
    </style:style>
    <style:style style:name="P12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13" style:family="paragraph" style:parent-style-name="Default_20_Text">
      <style:text-properties style:font-name="Times New Roman" fo:font-size="10pt" style:text-underline-style="solid" style:text-underline-width="auto" style:text-underline-color="font-color" fo:font-weight="bold" officeooo:paragraph-rsid="001d3a3f" style:font-size-asian="10pt" style:font-weight-asian="bold" style:font-size-complex="10pt" style:font-weight-complex="bold"/>
    </style:style>
    <style:style style:name="P14" style:family="paragraph" style:parent-style-name="Default_20_Text"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15" style:family="paragraph" style:parent-style-name="Default_20_Text">
      <style:text-properties style:font-name="Times New Roman" fo:font-size="10pt" fo:font-weight="bold" officeooo:paragraph-rsid="0034a683" fo:background-color="transparent" style:font-size-asian="10pt" style:font-weight-asian="bold" style:font-size-complex="10pt" style:font-weight-complex="bold"/>
    </style:style>
    <style:style style:name="P16" style:family="paragraph" style:parent-style-name="Default_20_Text">
      <style:text-properties style:font-name="Times New Roman" fo:font-size="10pt" fo:font-style="normal" fo:font-weight="normal" officeooo:rsid="001d7417" officeooo:paragraph-rsid="0034a68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7" style:family="paragraph" style:parent-style-name="Default_20_Text">
      <style:text-properties style:font-name="Times New Roman" fo:font-size="10pt" fo:font-style="normal" fo:font-weight="normal" officeooo:rsid="001d7417" officeooo:paragraph-rsid="0023c8e3" fo:background-color="transparent" style:font-size-asian="10pt" style:font-style-asian="normal" style:font-weight-asian="normal" style:font-size-complex="10pt" style:font-style-complex="normal" style:font-weight-complex="normal"/>
    </style:style>
    <style:style style:name="P18" style:family="paragraph" style:parent-style-name="Default_20_Text">
      <style:text-properties style:font-name="Times New Roman" fo:font-style="normal" style:font-style-asian="normal" style:font-style-complex="normal"/>
    </style:style>
    <style:style style:name="P19" style:family="paragraph" style:parent-style-name="Default_20_Text">
      <style:text-properties style:font-name="Times New Roman" fo:font-size="12pt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style:text-properties style:font-name="Times New Roman" fo:font-style="italic" officeooo:paragraph-rsid="001d3a3f" style:font-style-asian="italic" style:font-style-complex="italic"/>
    </style:style>
    <style:style style:name="P21" style:family="paragraph" style:parent-style-name="Standard">
      <style:text-properties style:font-name="Times New Roman" fo:font-style="italic" officeooo:paragraph-rsid="001d7417" style:font-style-asian="italic" style:font-style-complex="italic"/>
    </style:style>
    <style:style style:name="P22" style:family="paragraph" style:parent-style-name="Standard">
      <style:text-properties style:font-name="Times New Roman" fo:font-style="italic" officeooo:paragraph-rsid="00466f8e" style:font-style-asian="italic" style:font-style-complex="italic"/>
    </style:style>
    <style:style style:name="P23" style:family="paragraph" style:parent-style-name="Standard">
      <style:text-properties fo:font-size="10pt" style:font-size-asian="10pt" style:font-size-complex="10pt"/>
    </style:style>
    <style:style style:name="P24" style:family="paragraph" style:parent-style-name="Standard">
      <style:text-properties fo:font-weight="normal" officeooo:paragraph-rsid="0063c91f" style:font-weight-asian="normal" style:font-weight-complex="normal"/>
    </style:style>
    <style:style style:name="P25" style:family="paragraph" style:parent-style-name="Standard">
      <style:text-properties fo:font-weight="normal" officeooo:rsid="0064d528" officeooo:paragraph-rsid="0064d528" style:font-weight-asian="normal" style:font-weight-complex="normal"/>
    </style:style>
    <style:style style:name="P26" style:family="paragraph" style:parent-style-name="Standard">
      <style:text-properties officeooo:paragraph-rsid="0063c91f"/>
    </style:style>
    <style:style style:name="P27" style:family="paragraph" style:parent-style-name="Standard">
      <style:text-properties officeooo:paragraph-rsid="006aea6d"/>
    </style:style>
    <style:style style:name="P28" style:family="paragraph" style:parent-style-name="Standard">
      <style:text-properties officeooo:paragraph-rsid="006b05a0"/>
    </style:style>
    <style:style style:name="P29" style:family="paragraph" style:parent-style-name="Standard">
      <style:text-properties officeooo:paragraph-rsid="006c0907"/>
    </style:style>
    <style:style style:name="P30" style:family="paragraph" style:parent-style-name="Table_20_Contents">
      <style:text-properties officeooo:paragraph-rsid="001d2e13"/>
    </style:style>
    <style:style style:name="P31" style:family="paragraph" style:parent-style-name="Table_20_Contents">
      <style:text-properties style:font-name="Times New Roman" fo:font-size="10pt" fo:font-style="normal" fo:font-weight="normal" officeooo:rsid="0024c315" officeooo:paragraph-rsid="0024d678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Table_20_Contents">
      <style:text-properties style:font-name="Times New Roman" fo:font-size="10pt" fo:font-style="normal" fo:font-weight="normal" officeooo:rsid="0024c315" officeooo:paragraph-rsid="00384d72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Table_20_Contents">
      <style:text-properties style:font-name="Times New Roman" fo:font-size="10pt" fo:font-style="normal" fo:font-weight="normal" officeooo:rsid="0024c315" officeooo:paragraph-rsid="00466f8e" style:font-size-asian="10pt" style:font-style-asian="normal" style:font-weight-asian="normal" style:font-size-complex="10pt" style:font-style-complex="normal" style:font-weight-complex="normal"/>
    </style:style>
    <style:style style:name="P34" style:family="paragraph" style:parent-style-name="Table_20_Contents">
      <style:text-properties style:font-name="Times New Roman" fo:font-size="10pt" fo:font-style="normal" fo:font-weight="normal" officeooo:rsid="0024c315" officeooo:paragraph-rsid="003c424d" style:font-size-asian="10pt" style:font-style-asian="normal" style:font-weight-asian="normal" style:font-size-complex="10pt" style:font-style-complex="normal" style:font-weight-complex="normal"/>
    </style:style>
    <style:style style:name="P35" style:family="paragraph" style:parent-style-name="Table_20_Contents">
      <style:text-properties style:font-name="Times New Roman" fo:font-size="10pt" fo:font-style="normal" fo:font-weight="normal" officeooo:rsid="0024c315" officeooo:paragraph-rsid="0051a811" style:font-size-asian="10pt" style:font-style-asian="normal" style:font-weight-asian="normal" style:font-size-complex="10pt" style:font-style-complex="normal" style:font-weight-complex="normal"/>
    </style:style>
    <style:style style:name="P36" style:family="paragraph" style:parent-style-name="Table_20_Contents">
      <style:text-properties style:font-name="Times New Roman" fo:font-size="10pt" fo:font-style="normal" fo:font-weight="normal" officeooo:rsid="0051a811" officeooo:paragraph-rsid="0051a811" style:font-size-asian="10pt" style:font-style-asian="normal" style:font-weight-asian="normal" style:font-size-complex="10pt" style:font-style-complex="normal" style:font-weight-complex="normal"/>
    </style:style>
    <style:style style:name="P37" style:family="paragraph" style:parent-style-name="Table_20_Contents">
      <style:text-properties style:font-name="Times New Roman" fo:font-size="10pt" fo:font-style="normal" style:text-underline-style="solid" style:text-underline-width="auto" style:text-underline-color="font-color" fo:font-weight="normal" officeooo:rsid="0024c315" officeooo:paragraph-rsid="0063c91f" style:font-size-asian="10pt" style:font-style-asian="normal" style:font-weight-asian="normal" style:font-size-complex="10pt" style:font-style-complex="normal" style:font-weight-complex="normal"/>
    </style:style>
    <style:style style:name="P38" style:family="paragraph" style:parent-style-name="Table_20_Contents">
      <style:text-properties style:font-name="Times New Roman" fo:font-size="10pt" fo:font-style="normal" style:text-underline-style="none" fo:font-weight="normal" officeooo:rsid="0024c315" officeooo:paragraph-rsid="0063c91f" style:font-size-asian="10pt" style:font-style-asian="normal" style:font-weight-asian="normal" style:font-size-complex="10pt" style:font-style-complex="normal" style:font-weight-complex="normal"/>
    </style:style>
    <style:style style:name="P39" style:family="paragraph" style:parent-style-name="Table_20_Contents">
      <style:text-properties style:font-name="Times New Roman" fo:font-size="10pt" fo:font-style="normal" style:text-underline-style="none" fo:font-weight="normal" officeooo:rsid="0063c91f" officeooo:paragraph-rsid="0063c91f" style:font-size-asian="10pt" style:font-style-asian="normal" style:font-weight-asian="normal" style:font-size-complex="10pt" style:font-style-complex="normal" style:font-weight-complex="normal"/>
    </style:style>
    <style:style style:name="P40" style:family="paragraph" style:parent-style-name="Table_20_Contents">
      <style:text-properties officeooo:paragraph-rsid="0024c315"/>
    </style:style>
    <style:style style:name="P41" style:family="paragraph" style:parent-style-name="Table_20_Contents">
      <style:text-properties officeooo:paragraph-rsid="0029e5ba"/>
    </style:style>
    <style:style style:name="P42" style:family="paragraph" style:parent-style-name="Table_20_Contents">
      <style:text-properties fo:font-weight="normal" officeooo:paragraph-rsid="0034a683" style:font-weight-asian="normal" style:font-weight-complex="normal"/>
    </style:style>
    <style:style style:name="P43" style:family="paragraph" style:parent-style-name="Table_20_Contents">
      <style:text-properties officeooo:paragraph-rsid="0034a683"/>
    </style:style>
    <style:style style:name="P44" style:family="paragraph" style:parent-style-name="Table_20_Contents">
      <style:text-properties officeooo:paragraph-rsid="003b3077"/>
    </style:style>
    <style:style style:name="P45" style:family="paragraph" style:parent-style-name="Table_20_Contents">
      <style:text-properties officeooo:paragraph-rsid="003c424d"/>
    </style:style>
    <style:style style:name="P46" style:family="paragraph" style:parent-style-name="Table_20_Contents">
      <style:text-properties fo:color="#000000" style:font-name="Monospace" fo:font-size="10pt" officeooo:paragraph-rsid="00466f8e" style:font-name-asian="Monospace" style:font-size-asian="10pt" style:font-name-complex="Monospace" style:font-size-complex="10pt"/>
    </style:style>
    <style:style style:name="P47" style:family="paragraph" style:parent-style-name="Table_20_Contents">
      <style:text-properties officeooo:paragraph-rsid="00505c4d"/>
    </style:style>
    <style:style style:name="P48" style:family="paragraph" style:parent-style-name="Table_20_Contents">
      <style:text-properties officeooo:paragraph-rsid="0063c91f"/>
    </style:style>
    <style:style style:name="P49" style:family="paragraph" style:parent-style-name="Default_20_Text">
      <style:paragraph-properties fo:break-before="page"/>
      <style:text-properties style:font-name="Times New Roman"/>
    </style:style>
    <style:style style:name="P50" style:family="paragraph" style:parent-style-name="Default_20_Text">
      <style:paragraph-properties fo:break-before="page"/>
      <style:text-properties style:font-name="Times New Roman" fo:font-style="italic" style:font-style-asian="italic" style:font-style-complex="italic"/>
    </style:style>
    <style:style style:name="P51" style:family="paragraph" style:parent-style-name="Default_20_Text">
      <style:paragraph-properties fo:break-before="page"/>
      <style:text-properties style:font-name="Times New Roman" fo:font-size="10pt" style:text-underline-style="solid" style:text-underline-width="auto" style:text-underline-color="font-color" fo:font-weight="bold" officeooo:paragraph-rsid="0034a683" fo:background-color="transparent" style:font-size-asian="10pt" style:font-weight-asian="bold" style:font-size-complex="10pt" style:font-weight-complex="bold"/>
    </style:style>
    <style:style style:name="P52" style:family="paragraph" style:parent-style-name="Default_20_Text">
      <style:paragraph-properties fo:break-before="page"/>
      <style:text-properties style:font-name="Times New Roman" fo:font-size="10pt" style:text-underline-style="solid" style:text-underline-width="auto" style:text-underline-color="font-color" fo:font-weight="bold" officeooo:paragraph-rsid="00466f8e" style:font-size-asian="10pt" style:font-weight-asian="bold" style:font-size-complex="10pt" style:font-weight-complex="bold"/>
    </style:style>
    <style:style style:name="P53" style:family="paragraph" style:parent-style-name="Default_20_Text">
      <style:paragraph-properties fo:break-before="page"/>
      <style:text-properties style:font-name="Times New Roman" fo:font-size="10pt" style:text-underline-style="none" fo:font-weight="normal" fo:background-color="transparent" style:font-size-asian="10pt" style:font-weight-asian="normal" style:font-size-complex="10pt" style:font-weight-complex="normal"/>
    </style:style>
    <style:style style:name="P54" style:family="paragraph" style:parent-style-name="Table_20_Heading">
      <style:text-properties officeooo:paragraph-rsid="0063c91f"/>
    </style:style>
    <style:style style:name="P55" style:family="paragraph" style:parent-style-name="Table_20_Heading">
      <style:text-properties officeooo:rsid="0063c91f" officeooo:paragraph-rsid="0063c91f"/>
    </style:style>
    <style:style style:name="P56" style:family="paragraph" style:parent-style-name="Table_20_Heading">
      <style:text-properties officeooo:rsid="0068ddaa" officeooo:paragraph-rsid="0068ddaa"/>
    </style:style>
    <style:style style:name="P57" style:family="paragraph" style:parent-style-name="Standard">
      <style:text-properties officeooo:paragraph-rsid="0074f8db"/>
    </style:style>
    <style:style style:name="T1" style:family="text">
      <style:text-properties officeooo:rsid="0011caf7"/>
    </style:style>
    <style:style style:name="T2" style:family="text">
      <style:text-properties officeooo:rsid="001b721a"/>
    </style:style>
    <style:style style:name="T3" style:family="text">
      <style:text-properties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T4" style:family="text">
      <style:text-properties fo:font-size="10pt" style:text-underline-style="solid" style:text-underline-width="auto" style:text-underline-color="font-color" fo:font-weight="bold" officeooo:rsid="0026dcff" style:font-size-asian="10pt" style:font-weight-asian="bold" style:font-size-complex="10pt" style:font-weight-complex="bold"/>
    </style:style>
    <style:style style:name="T5" style:family="text">
      <style:text-properties fo:font-size="10pt" style:text-underline-style="solid" style:text-underline-width="auto" style:text-underline-color="font-color" fo:font-weight="bold" fo:background-color="transparent" style:font-size-asian="10pt" style:font-weight-asian="bold" style:font-size-complex="10pt" style:font-weight-complex="bold"/>
    </style:style>
    <style:style style:name="T6" style:family="text">
      <style:text-properties fo:font-size="10pt" style:text-underline-style="solid" style:text-underline-width="auto" style:text-underline-color="font-color" fo:font-weight="bold" officeooo:rsid="0020f5c8" fo:background-color="transparent" style:font-size-asian="10pt" style:font-weight-asian="bold" style:font-size-complex="10pt" style:font-weight-complex="bold"/>
    </style:style>
    <style:style style:name="T7" style:family="text">
      <style:text-properties officeooo:rsid="0023ce2d"/>
    </style:style>
    <style:style style:name="T8" style:family="text">
      <style:text-properties officeooo:rsid="00247c92"/>
    </style:style>
    <style:style style:name="T9" style:family="text">
      <style:text-properties style:font-name="Times New Roman" officeooo:rsid="001ff9f9"/>
    </style:style>
    <style:style style:name="T10" style:family="text">
      <style:text-properties style:font-name="Times New Roman" fo:font-size="10pt" fo:font-style="normal" fo:font-weight="normal" officeooo:rsid="0011caf7" style:font-size-asian="10pt" style:font-style-asian="normal" style:font-weight-asian="normal" style:font-size-complex="10pt" style:font-style-complex="normal" style:font-weight-complex="normal"/>
    </style:style>
    <style:style style:name="T11" style:family="text">
      <style:text-properties style:font-name="Times New Roman" fo:font-size="10pt" fo:font-style="normal" fo:font-weight="normal" officeooo:rsid="0024c315" style:font-size-asian="10pt" style:font-style-asian="normal" style:font-weight-asian="normal" style:font-size-complex="10pt" style:font-style-complex="normal" style:font-weight-complex="normal"/>
    </style:style>
    <style:style style:name="T12" style:family="text">
      <style:text-properties style:font-name="Times New Roman" fo:font-size="10pt" fo:font-style="normal" fo:font-weight="normal" officeooo:rsid="003674fd" style:font-size-asian="10pt" style:font-style-asian="normal" style:font-weight-asian="normal" style:font-size-complex="10pt" style:font-style-complex="normal" style:font-weight-complex="normal"/>
    </style:style>
    <style:style style:name="T13" style:family="text">
      <style:text-properties style:font-name="Times New Roman" fo:font-size="10pt" fo:font-style="normal" fo:font-weight="normal" officeooo:rsid="003b3077" style:font-size-asian="10pt" style:font-style-asian="normal" style:font-weight-asian="normal" style:font-size-complex="10pt" style:font-style-complex="normal" style:font-weight-complex="normal"/>
    </style:style>
    <style:style style:name="T14" style:family="text">
      <style:text-properties style:font-name="Times New Roman" fo:font-size="10pt" fo:font-style="normal" fo:font-weight="normal" officeooo:rsid="003c424d" style:font-size-asian="10pt" style:font-style-asian="normal" style:font-weight-asian="normal" style:font-size-complex="10pt" style:font-style-complex="normal" style:font-weight-complex="normal"/>
    </style:style>
    <style:style style:name="T15" style:family="text">
      <style:text-properties style:font-name="Times New Roman" fo:font-size="10pt" fo:font-style="normal" fo:font-weight="bold" officeooo:rsid="0011caf7" style:font-size-asian="10pt" style:font-style-asian="normal" style:font-weight-asian="bold" style:font-size-complex="10pt" style:font-style-complex="normal" style:font-weight-complex="bold"/>
    </style:style>
    <style:style style:name="T16" style:family="text">
      <style:text-properties style:font-name="Times New Roman" fo:font-size="10pt" fo:font-style="normal" fo:font-weight="bold" officeooo:rsid="0024c315" style:font-size-asian="10pt" style:font-style-asian="normal" style:font-weight-asian="bold" style:font-size-complex="10pt" style:font-style-complex="normal" style:font-weight-complex="bold"/>
    </style:style>
    <style:style style:name="T17" style:family="text">
      <style:text-properties officeooo:rsid="001cf265"/>
    </style:style>
    <style:style style:name="T18" style:family="text">
      <style:text-properties officeooo:rsid="001d97f7"/>
    </style:style>
    <style:style style:name="T19" style:family="text">
      <style:text-properties officeooo:rsid="0028ad95"/>
    </style:style>
    <style:style style:name="T20" style:family="text">
      <style:text-properties officeooo:rsid="00113550"/>
    </style:style>
    <style:style style:name="T21" style:family="text">
      <style:text-properties officeooo:rsid="001d3a3f"/>
    </style:style>
    <style:style style:name="T22" style:family="text">
      <style:text-properties officeooo:rsid="0022d10a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fo:font-weight="bold" officeooo:rsid="0024c315" style:font-weight-asian="bold" style:font-weight-complex="bold"/>
    </style:style>
    <style:style style:name="T25" style:family="text">
      <style:text-properties fo:font-weight="bold" officeooo:rsid="0063c91f" style:font-weight-asian="bold" style:font-weight-complex="bold"/>
    </style:style>
    <style:style style:name="T26" style:family="text">
      <style:text-properties fo:font-weight="bold" officeooo:rsid="006b05a0" style:font-weight-asian="bold" style:font-weight-complex="bold"/>
    </style:style>
    <style:style style:name="T27" style:family="text">
      <style:text-properties fo:font-weight="normal" style:font-weight-asian="normal" style:font-weight-complex="normal"/>
    </style:style>
    <style:style style:name="T28" style:family="text">
      <style:text-properties fo:font-weight="normal" officeooo:rsid="0024c315" style:font-weight-asian="normal" style:font-weight-complex="normal"/>
    </style:style>
    <style:style style:name="T29" style:family="text">
      <style:text-properties fo:font-weight="normal" officeooo:rsid="003674fd" style:font-weight-asian="normal" style:font-weight-complex="normal"/>
    </style:style>
    <style:style style:name="T30" style:family="text">
      <style:text-properties fo:font-weight="normal" officeooo:rsid="00483d63" style:font-weight-asian="normal" style:font-weight-complex="normal"/>
    </style:style>
    <style:style style:name="T31" style:family="text">
      <style:text-properties officeooo:rsid="0024c315"/>
    </style:style>
    <style:style style:name="T32" style:family="text">
      <style:text-properties officeooo:rsid="0030e120"/>
    </style:style>
    <style:style style:name="T33" style:family="text">
      <style:text-properties officeooo:rsid="0034a683"/>
    </style:style>
    <style:style style:name="T34" style:family="text">
      <style:text-properties officeooo:rsid="003674fd"/>
    </style:style>
    <style:style style:name="T35" style:family="text">
      <style:text-properties officeooo:rsid="0037d436"/>
    </style:style>
    <style:style style:name="T36" style:family="text">
      <style:text-properties officeooo:rsid="00384d72"/>
    </style:style>
    <style:style style:name="T37" style:family="text">
      <style:text-properties officeooo:rsid="003b3077"/>
    </style:style>
    <style:style style:name="T38" style:family="text">
      <style:text-properties officeooo:rsid="003c424d"/>
    </style:style>
    <style:style style:name="T39" style:family="text">
      <style:text-properties officeooo:rsid="003c5af6"/>
    </style:style>
    <style:style style:name="T40" style:family="text">
      <style:text-properties officeooo:rsid="00466f8e"/>
    </style:style>
    <style:style style:name="T41" style:family="text">
      <style:text-properties officeooo:rsid="0051a811"/>
    </style:style>
    <style:style style:name="T42" style:family="text">
      <style:text-properties officeooo:rsid="0063c91f"/>
    </style:style>
    <style:style style:name="T43" style:family="text">
      <style:text-properties style:text-underline-style="none" officeooo:rsid="0063c91f"/>
    </style:style>
    <style:style style:name="T44" style:family="text">
      <style:text-properties style:text-underline-style="none" officeooo:rsid="0066f7c2"/>
    </style:style>
    <style:style style:name="T45" style:family="text">
      <style:text-properties style:text-underline-style="solid" style:text-underline-width="auto" style:text-underline-color="font-color" fo:font-weight="bold" officeooo:rsid="0063c91f" style:font-weight-asian="bold" style:font-weight-complex="bold"/>
    </style:style>
    <style:style style:name="T46" style:family="text">
      <style:text-properties officeooo:rsid="006aea6d"/>
    </style:style>
    <style:style style:name="T47" style:family="text">
      <style:text-properties officeooo:rsid="006b05a0"/>
    </style:style>
    <style:style style:name="T48" style:family="text">
      <style:text-properties officeooo:rsid="006d6976"/>
    </style:style>
    <style:style style:name="T49" style:family="text">
      <style:text-properties officeooo:rsid="006f3307"/>
    </style:style>
    <style:style style:name="T50" style:family="text">
      <style:text-properties officeooo:rsid="00723675"/>
    </style:style>
    <style:style style:name="T51" style:family="text">
      <style:text-properties officeooo:rsid="00734472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TEMPLATE DOCUMENT FOR <text:span text:style-name="T20">PROJECT</text:span></text:p>
      <text:p text:style-name="P3"/>
      <text:p text:style-name="P19"><text:span text:style-name="T18">This is a</text:span><text:span text:style-name="T17">n</text:span><text:span text:style-name="T18"> ODT </text:span><text:span text:style-name="T17">template </text:span><text:span text:style-name="T18">document </text:span><text:span text:style-name="T17">used to generate </text:span><text:span text:style-name="T18">personalized documents for your customers or suppliers.</text:span></text:p>
      <text:p text:style-name="P19"/>
      <text:p text:style-name="P18"><text:span text:style-name="T4">My information</text:span><text:span text:style-name="T3">:</text:span></text:p>
      <text:p text:style-name="P4">This is a list of tags that will be replaced with your informations:</text:p>
      <text:p text:style-name="P23">mycompany_logo = {mycompany_logo}</text:p>
      <text:p text:style-name="P23">mycompany_name = {mycompany_name}</text:p>
      <text:p text:style-name="P23">mycompany_address = {mycompany_address}</text:p>
      <text:p text:style-name="P23">mycompany_zip = {mycompany_zip}</text:p>
      <text:p text:style-name="P23">mycompany_town = {mycompany_town}</text:p>
      <text:p text:style-name="P23">mycompany_country = {mycompany_country}</text:p>
      <text:p text:style-name="P23">mycompany_phone = {mycompany_phone}</text:p>
      <text:p text:style-name="P23">mycompany_fax = {mycompany_fax}</text:p>
      <text:p text:style-name="P23">mycompany_email = {mycompany_email}</text:p>
      <text:p text:style-name="P23">mycompany_web = {mycompany_web}</text:p>
      <text:p text:style-name="P23">mycompany_barcode = {mycompany_barcode}</text:p>
      <text:p text:style-name="P23">mycompany_capital= {mycompany_capital}</text:p>
      <text:p text:style-name="P23">mycompany_juridicalstatus= {mycompany_juridicalstatus}</text:p>
      <text:p text:style-name="P23">mycompany_idprof1 = {mycompany_idprof1}</text:p>
      <text:p text:style-name="P23">mycompany_idprof2 = {mycompany_idprof2}</text:p>
      <text:p text:style-name="P23">mycompany_idprof3 = {mycompany_idprof3}</text:p>
      <text:p text:style-name="P23">mycompany_idprof4 = {mycompany_idprof4}</text:p>
      <text:p text:style-name="P23">mycompany_vatnumber = {mycompany_vatnumber}</text:p>
      <text:p text:style-name="P23">mycompany_note = {mycompany_note}</text:p>
      <text:p text:style-name="P10">...</text:p>
      <text:p text:style-name="P11"/>
      <text:p text:style-name="P12">Customers, prospects or suppliers information:</text:p>
      <text:p text:style-name="P4">This is a list of other tags that will be replaced with correct values (tags between {}) :</text:p>
      <text:p text:style-name="P23">company_name = {company_name}</text:p>
      <text:p text:style-name="P23">company_address = {company_address}</text:p>
      <text:p text:style-name="P23">company_zip = {company_zip}</text:p>
      <text:p text:style-name="P23">company_town = {company_town}</text:p>
      <text:p text:style-name="P23">company_country = {company_country}</text:p>
      <text:p text:style-name="P23">company_phone = {company_phone}</text:p>
      <text:p text:style-name="P23">company_fax = {company_fax}</text:p>
      <text:p text:style-name="P23">company_email = {company_email}</text:p>
      <text:p text:style-name="P23">company_web = {company_web}</text:p>
      <text:p text:style-name="P23">company_barcode = {company_barcode}</text:p>
      <text:p text:style-name="P23">company_customercode = {company_customercode}</text:p>
      <text:p text:style-name="P23">company_suppliercode = {company_suppliercode}</text:p>
      <text:p text:style-name="P23">company_capital = {company_capital}</text:p>
      <text:p text:style-name="P23">company_juridicalstatus = {company_juridicalstatus}</text:p>
      <text:p text:style-name="P23">company_idprof1 = {company_idprof1}</text:p>
      <text:p text:style-name="P23">company_idprof2 = {company_idprof2}</text:p>
      <text:p text:style-name="P23">company_idprof3 = {company_idprof3}</text:p>
      <text:p text:style-name="P23">company_idprof4 = {company_idprof4}</text:p>
      <text:p text:style-name="P23">company_vatnumber = {company_vatnumber}</text:p>
      <text:p text:style-name="P23">company_note = {company_note}</text:p>
      <text:p text:style-name="P11">…</text:p>
      <text:p text:style-name="P3"/>
      <text:p text:style-name="P3"/>
      <text:p text:style-name="P12">User information:</text:p>
      <text:p text:style-name="P23">myuser_lastname = {myuser_lastname}</text:p>
      <text:p text:style-name="P23">myuser_firstname = {myuser_firstname}</text:p>
      <text:p text:style-name="P23">myuser_login = {myuser_login}</text:p>
      <text:p text:style-name="P23">myuser_email = {myuser_email}</text:p>
      <text:p text:style-name="P14">…</text:p>
      <text:p text:style-name="P14"/>
      <text:p text:style-name="P53"/>
      <text:p text:style-name="P12"><text:span text:style-name="T21">Project </text:span>information:</text:p>
      <text:p text:style-name="P4">This is a list of other tags that will be replaced with correct values (tags between {}) :</text:p>
      <text:p text:style-name="P23">object_id = {object_id}</text:p>
      <text:p text:style-name="P23">object_ref = {object_ref}</text:p>
      <text:p text:style-name="P23">object_title = {object_title}</text:p>
      <text:p text:style-name="P23">object_description = {object_description}</text:p>
      <text:p text:style-name="P23">object_date_creation = {object_date_creation}</text:p>
      <text:p text:style-name="P23">object_date_modification = {object_date_modification}</text:p>
      <text:p text:style-name="P23">object_date_start = {object_date_start}</text:p>
      <text:p text:style-name="P23">object_date_end = {object_date_end}</text:p>
      <text:p text:style-name="P23">object_note_private = {object_note_private}</text:p>
      <text:p text:style-name="P23">object_note_public = {object_note_public}</text:p>
      <text:p text:style-name="P23">object_public = {object_public}</text:p>
      <text:p text:style-name="P23">object_statut = {object_statut}</text:p>
      <text:p text:style-name="Default_20_Text">...</text:p>
      <text:p text:style-name="Default_20_Text"/>
      <text:p text:style-name="P50"/>
      <text:p text:style-name="P13"><text:span text:style-name="T21">Project contact inform</text:span><text:span text:style-name="T22">a</text:span><text:span text:style-name="T21">tion</text:span></text:p>
      <text:p text:style-name="P5">This is a list of other tags that will be replaced with correct values (tags between {}) :</text:p>
      <text:p text:style-name="P5"/>
      <text:p text:style-name="P41"><text:span text:style-name="T31">To displays in line use [!-- BE</text:span><text:span text:style-name="T24">G</text:span><text:span text:style-name="T31">IN projectcontacts </text:span><text:span text:style-name="T34">--</text:span><text:span text:style-name="T28">] to begin and </text:span><text:span text:style-name="T10">[!-- E</text:span><text:span text:style-name="T15">N</text:span><text:span text:style-name="T10">D projectcontacts </text:span><text:span text:style-name="T12">--</text:span><text:span text:style-name="T10">] </text:span><text:span text:style-name="T11">to end</text:span></text:p>
      <text:p text:style-name="P45"><text:span text:style-name="T13">To display in table use </text:span><text:span text:style-name="T11">[!-- BE</text:span><text:span text:style-name="T16">G</text:span><text:span text:style-name="T11">IN </text:span><text:span text:style-name="T13">row.</text:span><text:span text:style-name="T11">projectcontacts </text:span><text:span text:style-name="T13">--</text:span><text:span text:style-name="T11">] to begin and </text:span><text:span text:style-name="T10">[!-- E</text:span><text:span text:style-name="T15">N</text:span><text:span text:style-name="T10">D </text:span><text:span text:style-name="T14">row.</text:span><text:span text:style-name="T11">projectcontacts</text:span><text:span text:style-name="T10"> </text:span><text:span text:style-name="T12">--</text:span><text:span text:style-name="T10">] </text:span><text:span text:style-name="T11">to end</text:span></text:p>
      <text:p text:style-name="P31">Be sure that there is no style (bold,italic,etc..) inside this tags (For example in this file the G of BEGIN, and en N of END are in bold to avoid this tag parsed by Dolibarr on generation. <text:span text:style-name="T34">Only table row will be replace </text:span><text:span text:style-name="T35">in this </text:span><text:span text:style-name="T38">example</text:span><text:span text:style-name="T35"> files</text:span><text:span text:style-name="T34"> because there is no style in table begin and end tag</text:span></text:p>
      <text:p text:style-name="P5"/>
      <text:p text:style-name="P23"><text:span text:style-name="T31">[!-- BE</text:span><text:span text:style-name="T24">G</text:span><text:span text:style-name="T31">IN projectcontacts </text:span><text:span text:style-name="T34">--</text:span><text:span text:style-name="T28">]</text:span></text:p>
      <text:p text:style-name="P23"><text:s text:c="8"/>{projcontacts_id}</text:p>
      <text:p text:style-name="P23"><text:s text:c="8"/>{projcontacts_<text:span text:style-name="T32">rowid</text:span>}</text:p>
      <text:p text:style-name="P23"><text:s text:c="8"/>{projcontacts_role}</text:p>
      <text:p text:style-name="P23"><text:s text:c="8"/>{projcontacts_lastname}</text:p>
      <text:p text:style-name="P23"><text:s text:c="8"/>{projcontacts_firstname}</text:p>
      <text:p text:style-name="P23"><text:s text:c="8"/>{projcontacts_fullcivname}</text:p>
      <text:p text:style-name="P23"><text:s text:c="8"/>{projcontacts_socname}</text:p>
      <text:p text:style-name="P23"><text:s text:c="8"/>{projcontacts_email}</text:p>
      <text:p text:style-name="P23"><text:span text:style-name="T27">[!-- E</text:span><text:span text:style-name="T23">N</text:span><text:span text:style-name="T27">D projectcontacts </text:span><text:span text:style-name="T29">--</text:span><text:span text:style-name="T27">]</text:span></text:p>
      <text:p text:style-name="P5"/>
      <text:p text:style-name="P6">Or in tables</text:p>
      <text:p text:style-name="P20"/>
      <table:table table:name="Tableau2" table:style-name="Tableau2">
        <table:table-column table:style-name="Tableau2.A"/>
        <table:table-column table:style-name="Tableau2.B"/>
        <table:table-column table:style-name="Tableau2.C"/>
        <table:table-column table:style-name="Tableau2.D"/>
        <table:table-header-rows>
          <table:table-row>
            <table:table-cell table:style-name="Tableau2.A1" office:value-type="string">
              <text:p text:style-name="Table_20_Heading">__ContactName__</text:p>
            </table:table-cell>
            <table:table-cell table:style-name="Tableau2.A1" office:value-type="string">
              <text:p text:style-name="Table_20_Heading">__Company__</text:p>
            </table:table-cell>
            <table:table-cell table:style-name="Tableau2.A1" office:value-type="string">
              <text:p text:style-name="Table_20_Heading">__Role__</text:p>
            </table:table-cell>
            <table:table-cell table:style-name="Tableau2.D1" office:value-type="string">
              <text:p text:style-name="Table_20_Heading">__email__</text:p>
            </table:table-cell>
          </table:table-row>
        </table:table-header-rows>
        <table:table-row>
          <table:table-cell table:style-name="Tableau2.A2" office:value-type="string">
            <text:p text:style-name="Table_20_Contents">[!-- BEGIN row.projectcontacts --]{projcontacts_fullcivname}</text:p>
          </table:table-cell>
          <table:table-cell table:style-name="Tableau2.B2" office:value-type="string">
            <text:p text:style-name="Table_20_Contents">{projcontacts_socname}</text:p>
          </table:table-cell>
          <table:table-cell table:style-name="Tableau2.C2" office:value-type="string">
            <text:p text:style-name="Table_20_Contents">{projcontacts_role}</text:p>
          </table:table-cell>
          <table:table-cell table:style-name="Tableau2.D2" office:value-type="string">
            <text:p text:style-name="Table_20_Contents">{projcontacts_email}[!-- END row.projectcontacts --]</text:p>
          </table:table-cell>
        </table:table-row>
      </table:table>
      <text:p text:style-name="P21"/>
      <text:p text:style-name="P4"/>
      <text:p text:style-name="P51">Lines of <text:span text:style-name="T33">proj</text:span><text:span text:style-name="T39">e</text:span><text:span text:style-name="T33">ct files</text:span>:</text:p>
      <text:p text:style-name="P8"><text:span text:style-name="T2">T</text:span>his is how to use arrays for lines of objects (<text:span text:style-name="T33">project files</text:span>). <text:span text:style-name="T1">You must create your array in the document and fill it with following tags:</text:span></text:p>
      <text:p text:style-name="P43"/>
      <text:p text:style-name="P44"><text:span text:style-name="T31">To displays in line use [!-- BE</text:span><text:span text:style-name="T24">G</text:span><text:span text:style-name="T31">IN projectfiles </text:span><text:span text:style-name="T34">--</text:span><text:span text:style-name="T28">] to begin and </text:span><text:span text:style-name="T10">[!-- E</text:span><text:span text:style-name="T15">N</text:span><text:span text:style-name="T10">D projectfiles </text:span><text:span text:style-name="T12">--</text:span><text:span text:style-name="T10">] </text:span><text:span text:style-name="T11">to end</text:span></text:p>
      <text:p text:style-name="P44"><text:span text:style-name="T13">To display in table use </text:span><text:span text:style-name="T11">[!-- BE</text:span><text:span text:style-name="T16">G</text:span><text:span text:style-name="T11">IN </text:span><text:span text:style-name="T13">row.</text:span><text:span text:style-name="T11">projectfiles </text:span><text:span text:style-name="T13">--</text:span><text:span text:style-name="T11">] to begin and </text:span><text:span text:style-name="T10">[!-- E</text:span><text:span text:style-name="T15">N</text:span><text:span text:style-name="T10">D </text:span><text:span text:style-name="T14">row.</text:span><text:span text:style-name="T10">projectfiles </text:span><text:span text:style-name="T12">--</text:span><text:span text:style-name="T10">] </text:span><text:span text:style-name="T11">to end</text:span></text:p>
      <text:p text:style-name="P32">Be sure that there is no style (bold,italic,etc..) inside this tags (For example in this file the G of BEGIN, and en N of END are in bold to avoid this tag parsed by Dolibarr on generation. <text:span text:style-name="T34">Only table row will be replace </text:span><text:span text:style-name="T35">in this ex</text:span><text:span text:style-name="T37">a</text:span><text:span text:style-name="T35">mple files</text:span><text:span text:style-name="T34"> because there is no style in table begin and end tag</text:span></text:p>
      <text:p text:style-name="P42"/>
      <text:p text:style-name="P23"><text:span text:style-name="T28">[!-- BE</text:span><text:span text:style-name="T24">G</text:span><text:span text:style-name="T28">IN</text:span> projectfiles <text:span text:style-name="T36">--</text:span><text:span text:style-name="T28">] </text:span></text:p>
      <text:p text:style-name="P23"><text:s text:c="8"/>{projfile_name}</text:p>
      <text:p text:style-name="P23"><text:s text:c="8"/>{projfile_date}</text:p>
      <text:p text:style-name="P23"><text:s text:c="8"/>{projfile_size}</text:p>
      <text:p text:style-name="P23">[!-- E<text:span text:style-name="T23">N</text:span>D projectfiles --]</text:p>
      <text:p text:style-name="P8"/>
      <text:p text:style-name="P16">Or in tables</text:p>
      <text:p text:style-name="P15"/>
      <text:p text:style-name="P15"/>
      <table:table table:name="Tableau3" table:style-name="Tableau3">
        <table:table-column table:style-name="Tableau3.A"/>
        <table:table-column table:style-name="Tableau3.B"/>
        <table:table-column table:style-name="Tableau3.C"/>
        <table:table-header-rows>
          <table:table-row table:style-name="Tableau3.1">
            <table:table-cell table:style-name="Tableau3.A1" office:value-type="string">
              <text:p text:style-name="Table_20_Heading">__File__</text:p>
            </table:table-cell>
            <table:table-cell table:style-name="Tableau3.A1" office:value-type="string">
              <text:p text:style-name="Table_20_Heading">__Date__</text:p>
            </table:table-cell>
            <table:table-cell table:style-name="Tableau3.C1" office:value-type="string">
              <text:p text:style-name="Table_20_Heading">__Size__</text:p>
            </table:table-cell>
          </table:table-row>
        </table:table-header-rows>
        <table:table-row table:style-name="Tableau3.1">
          <table:table-cell table:style-name="Tableau3.A2" office:value-type="string">
            <text:p text:style-name="Table_20_Contents">[!-- BEGIN row.projectfiles --]{projfile_name}</text:p>
          </table:table-cell>
          <table:table-cell table:style-name="Tableau3.A2" office:value-type="string">
            <text:p text:style-name="Table_20_Contents">{projfile_date}</text:p>
          </table:table-cell>
          <table:table-cell table:style-name="Tableau3.C2" office:value-type="string">
            <text:p text:style-name="Table_20_Contents">{projfile_size}[!-- END row.projectfiles --]</text:p>
          </table:table-cell>
        </table:table-row>
      </table:table>
      <text:p text:style-name="P8"/>
      <text:p text:style-name="P52"><text:span text:style-name="T21">Project </text:span><text:span text:style-name="T40">reference</text:span><text:span text:style-name="T21"> inform</text:span><text:span text:style-name="T22">a</text:span><text:span text:style-name="T21">tion</text:span></text:p>
      <text:p text:style-name="P9">This is a list of other tags that will be replaced with correct values (tags between {}) :</text:p>
      <text:p text:style-name="P9"/>
      <text:p text:style-name="P47"><text:span text:style-name="T31">To displays in line use [!-- BE</text:span><text:span text:style-name="T24">G</text:span><text:span text:style-name="T31">IN</text:span> <text:span text:style-name="T31">projectrefs</text:span> --<text:span text:style-name="T28">] to begin and </text:span><text:span text:style-name="T10">[!-- E</text:span><text:span text:style-name="T15">N</text:span><text:span text:style-name="T10">D </text:span><text:span text:style-name="T11">projectrefs</text:span><text:span text:style-name="T10"> </text:span><text:span text:style-name="T12">--</text:span><text:span text:style-name="T10">] </text:span><text:span text:style-name="T11">to end</text:span></text:p>
      <text:p text:style-name="P47"><text:span text:style-name="T13">To display in table use </text:span><text:span text:style-name="T11">[!-- BE</text:span><text:span text:style-name="T16">G</text:span><text:span text:style-name="T11">IN </text:span><text:span text:style-name="T13">row.</text:span><text:span text:style-name="T11">projectrefs </text:span><text:span text:style-name="T13">--</text:span><text:span text:style-name="T11">] to begin and </text:span><text:span text:style-name="T10">[!-- E</text:span><text:span text:style-name="T15">N</text:span><text:span text:style-name="T10">D </text:span><text:span text:style-name="T14">row.</text:span><text:span text:style-name="T11">projectrefs</text:span><text:span text:style-name="T10"> </text:span><text:span text:style-name="T12">--</text:span><text:span text:style-name="T10">] </text:span><text:span text:style-name="T11">to end</text:span></text:p>
      <text:p text:style-name="P33">Be sure that there is no style (bold,italic,etc..) inside this tags (For example in this file the G of BEGIN, and en N of END are in bold to avoid this tag parsed by Dolibarr on generation. <text:span text:style-name="T34">Only table row will be replace </text:span><text:span text:style-name="T35">in this </text:span><text:span text:style-name="T38">example</text:span><text:span text:style-name="T35"> files</text:span><text:span text:style-name="T34"> because there is no style in table begin and end tag</text:span></text:p>
      <text:p text:style-name="P9"/>
      <text:p text:style-name="P23"><text:span text:style-name="T31">[!-- BE</text:span><text:span text:style-name="T24">G</text:span><text:span text:style-name="T31">IN projectrefs </text:span><text:span text:style-name="T34">--</text:span><text:span text:style-name="T28">]</text:span></text:p>
      <text:p text:style-name="P23"><text:s text:c="8"/>{projref_type}</text:p>
      <text:p text:style-name="P23"><text:s text:c="8"/>{projref_ref}</text:p>
      <text:p text:style-name="P23"><text:s text:c="8"/>{projref_date}</text:p>
      <text:p text:style-name="P23"><text:s text:c="8"/>{projref_socname}</text:p>
      <text:p text:style-name="P23"><text:s text:c="8"/>{projref_amountht}</text:p>
      <text:p text:style-name="P23"><text:s text:c="8"/>{projref_amountttc}</text:p>
      <text:p text:style-name="P23"><text:s text:c="8"/>{projref_status}</text:p>
      <text:p text:style-name="P23"><text:span text:style-name="T27">[!-- E</text:span><text:span text:style-name="T23">N</text:span><text:span text:style-name="T27">D </text:span><text:span text:style-name="T28">projectrefs</text:span><text:span text:style-name="T27"> </text:span><text:span text:style-name="T30">--</text:span><text:span text:style-name="T27">]</text:span></text:p>
      <text:p text:style-name="P46"/>
      <text:p text:style-name="P9"/>
      <text:p text:style-name="P7">Or in tables</text:p>
      <text:p text:style-name="P22"/>
      <table:table table:name="Tableau4" table:style-name="Tableau4">
        <table:table-column table:style-name="Tableau4.A"/>
        <table:table-column table:style-name="Tableau4.B" table:number-columns-repeated="2"/>
        <table:table-column table:style-name="Tableau4.D"/>
        <table:table-column table:style-name="Tableau4.E"/>
        <table:table-column table:style-name="Tableau4.D"/>
        <table:table-column table:style-name="Tableau4.G"/>
        <table:table-header-rows>
          <table:table-row>
            <table:table-cell table:style-name="Tableau4.A1" office:value-type="string">
              <text:p text:style-name="Table_20_Heading">__TypeRef__</text:p>
            </table:table-cell>
            <table:table-cell table:style-name="Tableau4.A1" office:value-type="string">
              <text:p text:style-name="Table_20_Heading">__Ref__</text:p>
            </table:table-cell>
            <table:table-cell table:style-name="Tableau4.A1" office:value-type="string">
              <text:p text:style-name="Table_20_Heading">__Company__</text:p>
            </table:table-cell>
            <table:table-cell table:style-name="Tableau4.A1" office:value-type="string">
              <text:p text:style-name="Table_20_Heading">__AmountHT__</text:p>
            </table:table-cell>
            <table:table-cell table:style-name="Tableau4.A1" office:value-type="string">
              <text:p text:style-name="Table_20_Heading">__AmountTTC_</text:p>
            </table:table-cell>
            <table:table-cell table:style-name="Tableau4.A1" office:value-type="string">
              <text:p text:style-name="Table_20_Heading">__Status__</text:p>
            </table:table-cell>
            <table:table-cell table:style-name="Tableau4.G1" office:value-type="string">
              <text:p text:style-name="Table_20_Heading">__Date__</text:p>
            </table:table-cell>
          </table:table-row>
        </table:table-header-rows>
        <table:table-row>
          <table:table-cell table:style-name="Tableau4.A2" office:value-type="string">
            <text:p text:style-name="Table_20_Contents">[!-- BEGIN row.projectrefs --]{projref_type}</text:p>
          </table:table-cell>
          <table:table-cell table:style-name="Tableau4.B2" office:value-type="string">
            <text:p text:style-name="Table_20_Contents">{projref_ref}</text:p>
          </table:table-cell>
          <table:table-cell table:style-name="Tableau4.C2" office:value-type="string">
            <text:p text:style-name="Table_20_Contents">{projref_socname}</text:p>
          </table:table-cell>
          <table:table-cell table:style-name="Tableau4.D2" office:value-type="string">
            <text:p text:style-name="Table_20_Contents">{projref_amountht}</text:p>
          </table:table-cell>
          <table:table-cell table:style-name="Tableau4.E2" office:value-type="string">
            <text:p text:style-name="Table_20_Contents">{projref_amountttc}</text:p>
          </table:table-cell>
          <table:table-cell table:style-name="Tableau4.F2" office:value-type="string">
            <text:p text:style-name="Table_20_Contents">{projref_status}</text:p>
          </table:table-cell>
          <table:table-cell table:style-name="Tableau4.G2" office:value-type="string">
            <text:p text:style-name="Table_20_Contents">{projref_date}[!-- END row.projectrefs --]</text:p>
          </table:table-cell>
        </table:table-row>
      </table:table>
      <text:p text:style-name="P22"/>
      <text:p text:style-name="P49"><text:span text:style-name="T5">Lines of </text:span><text:span text:style-name="T6">tasks</text:span><text:span text:style-name="T5">:</text:span></text:p>
      <text:p text:style-name="P4"><text:span text:style-name="T2">T</text:span>his is how to use arrays for lines of objects (<text:span text:style-name="T20">tasks</text:span>). <text:span text:style-name="T1">You must create your array in the document and fill it with following tags:</text:span></text:p>
      <text:p text:style-name="P30"/>
      <text:p text:style-name="P40"><text:span text:style-name="T31">To displays in line use [!-- BE</text:span><text:span text:style-name="T24">G</text:span><text:span text:style-name="T31">IN tasks </text:span><text:span text:style-name="T28">–] to begin and </text:span><text:span text:style-name="T10">[!-- E</text:span><text:span text:style-name="T15">N</text:span><text:span text:style-name="T10">D tasks –] </text:span><text:span text:style-name="T11">to end</text:span></text:p>
      <text:p text:style-name="P45"><text:span text:style-name="T13">To display in table use </text:span><text:span text:style-name="T11">[!-- BE</text:span><text:span text:style-name="T16">G</text:span><text:span text:style-name="T11">IN </text:span><text:span text:style-name="T13">row.</text:span><text:span text:style-name="T11">tasks </text:span><text:span text:style-name="T13">--</text:span><text:span text:style-name="T11">] to begin and </text:span><text:span text:style-name="T10">[!-- E</text:span><text:span text:style-name="T15">N</text:span><text:span text:style-name="T10">D </text:span><text:span text:style-name="T14">row.</text:span><text:span text:style-name="T11">tasks</text:span><text:span text:style-name="T10"> </text:span><text:span text:style-name="T12">--</text:span><text:span text:style-name="T10">] </text:span><text:span text:style-name="T11">to end</text:span></text:p>
      <text:p text:style-name="P34">Be sure that there is no style (bold,italic,etc..) inside this tags (For example in this file the G of BEGIN, and en N of END are in bold to avoid this tag parsed by Dolibarr on generation. <text:span text:style-name="T34">Only table row will be replace </text:span><text:span text:style-name="T35">in this ex</text:span><text:span text:style-name="T37">a</text:span><text:span text:style-name="T35">mple files</text:span><text:span text:style-name="T34"> because there is no style in table begin and end tag</text:span></text:p>
      <text:p text:style-name="P35"><text:span text:style-name="T41">You can fin inner informations <text:s/></text:span>tasksressources, <text:s/>task<text:span text:style-name="T46">times</text:span><text:span text:style-name="T41">, <text:s/></text:span>tasks<text:span text:style-name="T41">files</text:span></text:p>
      <text:p text:style-name="P36"/>
      <text:p text:style-name="P37"><text:span text:style-name="T42">Warning ; </text:span><text:span text:style-name="T43">The “inner tags” cannot be embbeded into table</text:span><text:span text:style-name="T44">s in table</text:span></text:p>
      <text:p text:style-name="P38"><text:span text:style-name="T42">This example will </text:span><text:span text:style-name="T45">never </text:span><text:span text:style-name="T42">works</text:span></text:p>
      <text:p text:style-name="P39"/>
      <table:table table:name="Tableau5" table:style-name="Tableau5">
        <table:table-column table:style-name="Tableau5.A"/>
        <table:table-column table:style-name="Tableau5.B"/>
        <table:table-header-rows>
          <table:table-row>
            <table:table-cell table:style-name="Tableau5.A1" office:value-type="string">
              <text:p text:style-name="P54">__Ref__</text:p>
            </table:table-cell>
            <table:table-cell table:style-name="Tableau5.A1" office:value-type="string">
              <text:p text:style-name="P54">__Label__</text:p>
            </table:table-cell>
          </table:table-row>
        </table:table-header-rows>
        <table:table-row table:style-name="Tableau5.2">
          <table:table-cell table:style-name="Tableau5.A2" office:value-type="string">
            <text:p text:style-name="P48">[!-- BE<text:span text:style-name="T23">G</text:span>IN row.tasks --]{task_ref}</text:p>
          </table:table-cell>
          <table:table-cell table:style-name="Tableau5.B2" office:value-type="string">
            <table:table table:name="Tableau6" table:style-name="Tableau6">
              <table:table-column table:style-name="Tableau6.A"/>
              <table:table-column table:style-name="Tableau6.B"/>
              <table:table-row>
                <table:table-cell table:style-name="Tableau6.A1" office:value-type="string">
                  <text:p text:style-name="P55">contactname</text:p>
                </table:table-cell>
                <table:table-cell table:style-name="Tableau6.B1" office:value-type="string">
                  <text:p text:style-name="P55">role</text:p>
                </table:table-cell>
              </table:table-row>
              <table:table-row>
                <table:table-cell table:style-name="Tableau6.A2" office:value-type="string">
                  <text:p text:style-name="P26">[!-- BE<text:span text:style-name="T23">G</text:span>IN tasksressources --]{taskressource_fullcivname}</text:p>
                </table:table-cell>
                <table:table-cell table:style-name="Tableau6.B2" office:value-type="string">
                  <text:p text:style-name="P26">{taskressource_role}[!-- E<text:span text:style-name="T23">N</text:span>D tasksressources --]</text:p>
                </table:table-cell>
              </table:table-row>
            </table:table>
            <text:p text:style-name="P48">[!-- <text:span text:style-name="T42">E</text:span><text:span text:style-name="T25">N</text:span><text:span text:style-name="T42">D</text:span> row.tasks --<text:span text:style-name="T42">]</text:span></text:p>
          </table:table-cell>
        </table:table-row>
      </table:table>
      <text:p text:style-name="P24"/>
      <text:p text:style-name="P25">These one will works</text:p>
      <text:p text:style-name="P25"/>
      <text:p text:style-name="Standard">[!-- BE<text:span text:style-name="T23">G</text:span>IN tasks --] </text:p>
      <text:p text:style-name="Standard"><text:s text:c="8"/>{task_ref}</text:p>
      <text:p text:style-name="Standard"><text:s text:c="8"/>{task_fk_project}</text:p>
      <text:p text:style-name="Standard"><text:s text:c="8"/>{task_projectref}</text:p>
      <text:p text:style-name="Standard"><text:s text:c="8"/>{task_projectlabel}</text:p>
      <text:p text:style-name="Standard"><text:s text:c="8"/>{task_label}</text:p>
      <text:p text:style-name="Standard"><text:s text:c="8"/>{task_description}</text:p>
      <text:p text:style-name="Standard"><text:s text:c="8"/>{task_fk_parent}</text:p>
      <text:p text:style-name="Standard"><text:s text:c="8"/>{task_duration}</text:p>
      <text:p text:style-name="Standard"><text:s text:c="8"/>{task_progress}</text:p>
      <text:p text:style-name="Standard"><text:s text:c="8"/>{task_public}</text:p>
      <text:p text:style-name="Standard"><text:s text:c="8"/>{task_date_start}</text:p>
      <text:p text:style-name="Standard"><text:s text:c="8"/>{task_date_end}</text:p>
      <text:p text:style-name="Standard"><text:s text:c="8"/>{task_note_private}</text:p>
      <text:p text:style-name="Standard"><text:s text:c="8"/>{task_note_public}</text:p>
      <text:p text:style-name="Standard"/>
      <text:p text:style-name="Standard">[!-- BE<text:span text:style-name="T23">G</text:span>IN tasksressources --]</text:p>
      <text:p text:style-name="Standard"><text:tab/>{taskressource_id}</text:p>
      <text:p text:style-name="Standard"><text:tab/>{taskressource_rowid}</text:p>
      <text:p text:style-name="Standard"><text:tab/>{taskressource_role}</text:p>
      <text:p text:style-name="Standard"><text:tab/>{taskressource_lastname}</text:p>
      <text:p text:style-name="Standard"><text:tab/>{taskressource_firstname}</text:p>
      <text:p text:style-name="Standard"><text:tab/>{taskressource_fullcivname}</text:p>
      <text:p text:style-name="Standard"><text:tab/>{taskressource_socname}</text:p>
      <text:p text:style-name="Standard"><text:tab/>{taskressource_email}</text:p>
      <text:p text:style-name="Standard">[!-- E<text:span text:style-name="T23">N</text:span>D tasksressources <text:span text:style-name="T47">--</text:span>]</text:p>
      <text:p text:style-name="Standard">[!-- BE<text:span text:style-name="T23">G</text:span>IN taskstimes <text:span text:style-name="T47">--</text:span>]</text:p>
      <text:p text:style-name="Standard"><text:tab/>{tasktime_rowid}</text:p>
      <text:p text:style-name="Standard"><text:tab/>{tasktime_task_date}</text:p>
      <text:p text:style-name="Standard"><text:tab/>{tasktime_task_duration}</text:p>
      <text:p text:style-name="P27"><text:tab/>{tasktime_note}</text:p>
      <text:p text:style-name="P27"><text:tab/>{tasktime_fk_user}</text:p>
      <text:p text:style-name="Standard"><text:tab/>{tasktime_user_name}</text:p>
      <text:p text:style-name="Standard"><text:tab/>{tasktime_user_first}</text:p>
      <text:p text:style-name="Standard"><text:tab/>{tasktime_fullcivname}</text:p>
      <text:p text:style-name="Standard">[!-- E<text:span text:style-name="T23">N</text:span>D taskstimes –]</text:p>
      <text:p text:style-name="P29">[!-- BE<text:span text:style-name="T23">G</text:span>IN tasksfiles --] </text:p>
      <text:p text:style-name="P29"><text:s text:c="8"/>{tasksfile_name}</text:p>
      <text:p text:style-name="P29"><text:soft-page-break/><text:s text:c="8"/>{tasksfile_date}</text:p>
      <text:p text:style-name="P29"><text:s text:c="8"/>{tasksfile_size}</text:p>
      <text:p text:style-name="P29">[!-- E<text:span text:style-name="T23">N</text:span>D tasksfiles --]</text:p>
      <text:p text:style-name="P28">[!-- <text:span text:style-name="T47">E</text:span><text:span text:style-name="T26">N</text:span><text:span text:style-name="T47">D</text:span> tasks --] </text:p>
      <text:p text:style-name="P28"/>
      <text:p text:style-name="P17">Or in tables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G"/>
        <table:table-column table:style-name="Tableau1.H"/>
        <table:table-header-rows>
          <table:table-row>
            <table:table-cell table:style-name="Tableau1.A1" office:value-type="string">
              <text:p text:style-name="Table_20_Heading">__Ref__</text:p>
            </table:table-cell>
            <table:table-cell table:style-name="Tableau1.A1" office:value-type="string">
              <text:p text:style-name="Table_20_Heading">__Label__</text:p>
            </table:table-cell>
            <table:table-cell table:style-name="Tableau1.A1" office:value-type="string">
              <text:p text:style-name="Table_20_Heading">__DateStart__</text:p>
            </table:table-cell>
            <table:table-cell table:style-name="Tableau1.A1" office:value-type="string">
              <text:p text:style-name="Table_20_Heading">__DateEnd__</text:p>
            </table:table-cell>
            <table:table-cell table:style-name="Tableau1.A1" office:value-type="string">
              <text:p text:style-name="Table_20_Heading">__Description__</text:p>
            </table:table-cell>
            <table:table-cell table:style-name="Tableau1.A1" office:value-type="string">
              <text:p text:style-name="Table_20_Heading">__Duration__</text:p>
            </table:table-cell>
            <table:table-cell table:style-name="Tableau1.A1" office:value-type="string">
              <text:p text:style-name="Table_20_Heading">__Progress__</text:p>
            </table:table-cell>
            <table:table-cell table:style-name="Tableau1.H1" office:value-type="string">
              <text:p text:style-name="P56">__<text:span text:style-name="T50">Task_Info</text:span>__</text:p>
            </table:table-cell>
          </table:table-row>
        </table:table-header-rows>
        <table:table-row table:style-name="Tableau1.2">
          <table:table-cell table:style-name="Tableau1.A2" office:value-type="string">
            <text:p text:style-name="Table_20_Contents">[!-- BEGIN row.tasks --]{task_ref}</text:p>
          </table:table-cell>
          <table:table-cell table:style-name="Tableau1.B2" office:value-type="string">
            <text:p text:style-name="Table_20_Contents">{task_label}</text:p>
          </table:table-cell>
          <table:table-cell table:style-name="Tableau1.C2" office:value-type="string">
            <text:p text:style-name="Table_20_Contents">{task_date_start}</text:p>
          </table:table-cell>
          <table:table-cell table:style-name="Tableau1.D2" office:value-type="string">
            <text:p text:style-name="Table_20_Contents">{task_date_end}</text:p>
          </table:table-cell>
          <table:table-cell table:style-name="Tableau1.E2" office:value-type="string">
            <text:p text:style-name="Table_20_Contents">{task_description}</text:p>
          </table:table-cell>
          <table:table-cell table:style-name="Tableau1.F2" office:value-type="string">
            <text:p text:style-name="Table_20_Contents">{task_duration}</text:p>
          </table:table-cell>
          <table:table-cell table:style-name="Tableau1.G2" office:value-type="string">
            <text:p text:style-name="Table_20_Contents">{task_progress}</text:p>
          </table:table-cell>
          <table:table-cell table:style-name="Tableau1.H2" office:value-type="string">
            <text:p text:style-name="Standard">Ressources: [!-- BEGIN tasksressources --]</text:p>
            <text:p text:style-name="Standard">{taskressource_fullcivname},[!-- END tasksressources --]</text:p>
            <text:p text:style-name="P57">Times: [!-- BEGIN taskstimes --]{tasktime_fullcivname}:{tasktime_task_duration},[!-- END taskstimes --]</text:p>
            <text:p text:style-name="Standard">Files: [!-- BEGIN tasksfiles --]{tasksfile_name},[!-- END tasksfiles --]</text:p>
            <text:p text:style-name="Table_20_Contents">[!-- END row.tasks --]</text:p>
          </table:table-cell>
        </table:table-row>
      </table:table>
      <text:p text:style-name="P3"/>
      <text:p text:style-name="P3">For complete list of <text:span text:style-name="T19">available </text:span>tags, see on user documentation about <text:span text:style-name="T8">using </text:span><text:span text:style-name="T7">ODT templates</text:span> on wiki:</text:p>
      <text:p text:style-name="P1"><text:a xlink:type="simple" xlink:href="http://wiki.dolibarr.org/index.php/Create_an_ODT_document_template"><text:span text:style-name="T9">http://wiki.dolibarr.org/index.php/Create_an_ODT_document_template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onospace" svg:font-family="Monospace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Lucida Sans Unicode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Default_20_Text" style:display-name="Default Text" style:family="paragraph" style:class="text"/>
    <style:style style:name="Header" style:family="paragraph" style:parent-style-name="Default_20_Text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ext_20_Body_20_Single" style:display-name="Text Body Single" style:family="paragraph" style:parent-style-name="Default_20_Text">
      <style:paragraph-properties fo:margin-top="0cm" fo:margin-bottom="0.212cm" style:contextual-spacing="false"/>
    </style:style>
    <style:style style:name="Table_20_Contents" style:display-name="Table Contents" style:family="paragraph" style:parent-style-name="Text_20_Body_20_Single" style:class="extra">
      <style:paragraph-properties fo:margin-top="0cm" fo:margin-bottom="0cm" style:contextual-spacing="false" fo:background-color="transparent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color="#99284c"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1.981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8T20:40:17</dc:date>
    <meta:editing-duration>P1DT6H21M4S</meta:editing-duration>
    <meta:editing-cycles>162</meta:editing-cycles>
    <meta:generator>LibreOffice/3.6$Linux_X86_64 LibreOffice_project/360m1$Build-2</meta:generator>
    <dc:creator>Bobby Jerico</dc:creator>
    <meta:document-statistic meta:table-count="6" meta:image-count="0" meta:object-count="0" meta:page-count="7" meta:paragraph-count="219" meta:word-count="1046" meta:character-count="8207" meta:non-whitespace-character-count="7122"/>
    <meta:user-defined meta:name="Información 1"/>
    <meta:user-defined meta:name="Información 2"/>
    <meta:user-defined meta:name="Información 3"/>
    <meta:user-defined meta:name="Información 4"/>
  </office:meta>
</office:document-meta>
</file>